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7.7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ath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g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6,2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86" calcext:value-type="float">
            <text:p>8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 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,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96" calcext:value-type="float">
            <text:p>53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5,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.44" calcext:value-type="float">
            <text:p>93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7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4.96" calcext:value-type="float">
            <text:p>44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3,364</text:p>
          </table:table-cell>
          <table:table-cell office:value-type="float" office:value="637" calcext:value-type="float">
            <text:p>637</text:p>
          </table:table-cell>
          <table:table-cell office:value-type="float" office:value="4" calcext:value-type="float">
            <text:p>4</text:p>
          </table:table-cell>
          <table:table-cell office:value-type="float" office:value="73.32" calcext:value-type="float">
            <text:p>73.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8,96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5.14" calcext:value-type="float">
            <text:p>185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,79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8.96" calcext:value-type="float">
            <text:p>38.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8,6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1,160</text:p>
          </table:table-cell>
          <table:table-cell office:value-type="string" calcext:value-type="string">
            <text:p>3,169</text:p>
          </table:table-cell>
          <table:table-cell office:value-type="float" office:value="6" calcext:value-type="float">
            <text:p>6</text:p>
          </table:table-cell>
          <table:table-cell office:value-type="float" office:value="31.93" calcext:value-type="float">
            <text:p>31.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38,8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1" calcext:value-type="float">
            <text:p>31</text:p>
          </table:table-cell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float" office:value="344" calcext:value-type="float">
            <text:p>34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 g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 g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 g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 g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 g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g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g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g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g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g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g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 g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g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g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g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g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g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g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g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95,809</text:p>
          </table:table-cell>
          <table:table-cell office:value-type="string" calcext:value-type="string">
            <text:p>107,481</text:p>
          </table:table-cell>
          <table:table-cell office:value-type="float" office:value="189" calcext:value-type="float">
            <text:p>189</text:p>
          </table:table-cell>
          <table:table-cell office:value-type="float" office:value="30.39" calcext:value-type="float">
            <text:p>30.3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998,0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Epidemiological Week for which information is available.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28</meta:creation-date>
    <dc:date>2018-09-02T05:21:46</dc:date>
    <meta:generator>LibreOffice/5.1.6.2$Linux_X86_64 LibreOffice_project/10m0$Build-2</meta:generator>
    <meta:document-statistic meta:table-count="1" meta:cell-count="4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